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bee3d3" draw:textarea-horizontal-align="justify" draw:textarea-vertical-align="middle" draw:auto-grow-height="false" fo:min-height="2.544cm" fo:min-width="4.453cm"/>
    </style:style>
    <style:style style:name="gr2" style:family="graphic" style:parent-style-name="standard">
      <style:graphic-properties draw:textarea-horizontal-align="justify" draw:textarea-vertical-align="middle" draw:auto-grow-height="false" fo:min-height="0.766cm" fo:min-width="2.294cm"/>
    </style:style>
    <style:style style:name="gr3" style:family="graphic" style:parent-style-name="standard">
      <style:graphic-properties draw:textarea-horizontal-align="justify" draw:textarea-vertical-align="middle" draw:auto-grow-height="false" fo:min-height="0.766cm" fo:min-width="0.897cm"/>
    </style:style>
    <style:style style:name="gr4" style:family="graphic" style:parent-style-name="standard">
      <style:graphic-properties draw:textarea-horizontal-align="justify" draw:textarea-vertical-align="middle" draw:auto-grow-height="false" fo:min-height="0.766cm" fo:min-width="1.024cm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0.766cm"/>
    </style:style>
    <style:style style:name="gr7" style:family="graphic" style:parent-style-name="objectwithoutfill">
      <style:graphic-properties draw:stroke="dash" draw:stroke-dash="_32__20_Dots_20_1_20_Dash" svg:stroke-color="#000000" draw:fill="none" draw:textarea-vertical-align="middle"/>
    </style:style>
    <style:style style:name="gr8" style:family="graphic" style:parent-style-name="standard">
      <style:graphic-properties draw:stroke="dash" draw:stroke-dash="_32__20_Dots_20_1_20_Dash" svg:stroke-color="#3465a4" draw:textarea-horizontal-align="justify" draw:textarea-vertical-align="middle" draw:auto-grow-height="false" fo:min-height="0.766cm" fo:min-width="0.897cm"/>
    </style:style>
    <style:style style:name="P1" style:family="paragraph">
      <loext:graphic-properties draw:fill-color="#bee3d3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style:paragraph-properties fo:text-align="center"/>
      <style:text-properties fo:color="#59c5c7"/>
    </style:style>
    <style:style style:name="T1" style:family="text">
      <style:text-properties fo:color="#59c5c7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953cm" svg:height="2.794cm" svg:x="2.397cm" svg:y="22.20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953cm" svg:height="2.794cm" svg:x="7.35cm" svg:y="5.25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953cm" svg:height="2.794cm" svg:x="2.016cm" svg:y="5.25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1" draw:id="id1" draw:layer="layout" svg:width="2.794cm" svg:height="1.016cm" svg:x="5.699cm" svg:y="2.778cm">
          <text:p text:style-name="P2">lvs</text:p>
          <draw:enhanced-geometry svg:viewBox="0 0 21600 21600" draw:type="rectangle" draw:enhanced-path="M 0 0 L 21600 0 21600 21600 0 21600 0 0 Z N"/>
        </draw:custom-shape>
        <draw:custom-shape draw:style-name="gr3" draw:text-style-name="P2" xml:id="id2" draw:id="id2" draw:layer="layout" svg:width="1.397cm" svg:height="1.016cm" svg:x="3.221cm" svg:y="5.799cm">
          <text:p text:style-name="P2">or</text:p>
          <draw:enhanced-geometry svg:viewBox="0 0 21600 21600" draw:type="rectangle" draw:enhanced-path="M 0 0 L 21600 0 21600 21600 0 21600 0 0 Z N"/>
        </draw:custom-shape>
        <draw:custom-shape draw:style-name="gr4" draw:text-style-name="P2" xml:id="id3" draw:id="id3" draw:layer="layout" svg:width="1.524cm" svg:height="1.016cm" svg:x="7.931cm" svg:y="5.699cm">
          <text:p text:style-name="P2">or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7.096cm" svg:y1="3.794cm" svg:x2="3.919cm" svg:y2="5.799cm" draw:start-shape="id1" draw:start-glue-point="2" draw:end-shape="id2" draw:end-glue-point="0" svg:d="M7096 3794l-3177 2005" svg:viewBox="0 0 3178 2006">
          <text:p/>
        </draw:connector>
        <draw:connector draw:style-name="gr5" draw:text-style-name="P3" draw:layer="layout" draw:type="line" svg:x1="7.096cm" svg:y1="3.794cm" svg:x2="8.693cm" svg:y2="5.699cm" draw:start-shape="id1" draw:start-glue-point="2" draw:end-shape="id3" draw:end-glue-point="0" svg:d="M7096 3794l1597 1905" svg:viewBox="0 0 1598 1906">
          <text:p/>
        </draw:connector>
        <draw:frame draw:style-name="gr6" draw:text-style-name="P4" draw:layer="layout" svg:width="3.937cm" svg:height="1.016cm" svg:x="2.778cm" svg:y="23.797cm">
          <draw:text-box>
            <text:p>Nginx -quit</text:p>
          </draw:text-box>
        </draw:frame>
        <draw:custom-shape draw:style-name="gr1" draw:text-style-name="P1" draw:layer="layout" svg:width="4.953cm" svg:height="2.794cm" svg:x="7.731cm" svg:y="22.20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4" draw:id="id4" draw:layer="layout" svg:width="2.794cm" svg:height="1.016cm" svg:x="6.08cm" svg:y="19.733cm">
          <text:p text:style-name="P2">lvs</text:p>
          <draw:enhanced-geometry svg:viewBox="0 0 21600 21600" draw:type="rectangle" draw:enhanced-path="M 0 0 L 21600 0 21600 21600 0 21600 0 0 Z N"/>
        </draw:custom-shape>
        <draw:custom-shape draw:style-name="gr3" draw:text-style-name="P2" xml:id="id5" draw:id="id5" draw:layer="layout" svg:width="1.397cm" svg:height="1.016cm" svg:x="3.602cm" svg:y="22.754cm">
          <text:p text:style-name="P2">or</text:p>
          <draw:enhanced-geometry svg:viewBox="0 0 21600 21600" draw:type="rectangle" draw:enhanced-path="M 0 0 L 21600 0 21600 21600 0 21600 0 0 Z N"/>
        </draw:custom-shape>
        <draw:custom-shape draw:style-name="gr4" draw:text-style-name="P2" xml:id="id6" draw:id="id6" draw:layer="layout" svg:width="1.524cm" svg:height="1.016cm" svg:x="8.312cm" svg:y="22.654cm">
          <text:p text:style-name="P2">or</text:p>
          <draw:enhanced-geometry svg:viewBox="0 0 21600 21600" draw:type="rectangle" draw:enhanced-path="M 0 0 L 21600 0 21600 21600 0 21600 0 0 Z N"/>
        </draw:custom-shape>
        <draw:connector draw:style-name="gr7" draw:text-style-name="P3" draw:layer="layout" draw:type="line" svg:x1="7.477cm" svg:y1="20.749cm" svg:x2="4.3cm" svg:y2="22.754cm" draw:start-shape="id4" draw:start-glue-point="2" draw:end-shape="id5" draw:end-glue-point="0" svg:d="M7477 20749l-3177 2005" svg:viewBox="0 0 3178 2006">
          <text:p/>
        </draw:connector>
        <draw:connector draw:style-name="gr5" draw:text-style-name="P3" draw:layer="layout" draw:type="line" svg:x1="7.477cm" svg:y1="20.749cm" svg:x2="9.074cm" svg:y2="22.654cm" draw:start-shape="id4" draw:start-glue-point="2" draw:end-shape="id6" draw:end-glue-point="0" svg:d="M7477 20749l1597 1905" svg:viewBox="0 0 1598 1906">
          <text:p/>
        </draw:connector>
        <draw:custom-shape draw:style-name="gr1" draw:text-style-name="P1" draw:layer="layout" svg:width="4.953cm" svg:height="2.794cm" svg:x="2.651cm" svg:y="30.46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953cm" svg:height="2.794cm" svg:x="7.985cm" svg:y="30.46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7" draw:id="id7" draw:layer="layout" svg:width="2.794cm" svg:height="1.016cm" svg:x="6.334cm" svg:y="27.988cm">
          <text:p text:style-name="P2">lvs</text:p>
          <draw:enhanced-geometry svg:viewBox="0 0 21600 21600" draw:type="rectangle" draw:enhanced-path="M 0 0 L 21600 0 21600 21600 0 21600 0 0 Z N"/>
        </draw:custom-shape>
        <draw:custom-shape draw:style-name="gr8" draw:text-style-name="P5" xml:id="id8" draw:id="id8" draw:layer="layout" svg:width="1.397cm" svg:height="1.016cm" svg:x="3.856cm" svg:y="31.009cm">
          <text:p text:style-name="P2"><text:span text:style-name="T1">or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9" draw:id="id9" draw:layer="layout" svg:width="1.524cm" svg:height="1.016cm" svg:x="8.566cm" svg:y="30.909cm">
          <text:p text:style-name="P2">or</text:p>
          <draw:enhanced-geometry svg:viewBox="0 0 21600 21600" draw:type="rectangle" draw:enhanced-path="M 0 0 L 21600 0 21600 21600 0 21600 0 0 Z N"/>
        </draw:custom-shape>
        <draw:connector draw:style-name="gr7" draw:text-style-name="P3" draw:layer="layout" draw:type="line" svg:x1="7.731cm" svg:y1="29.004cm" svg:x2="4.554cm" svg:y2="31.009cm" draw:start-shape="id7" draw:start-glue-point="2" draw:end-shape="id8" draw:end-glue-point="0" svg:d="M7731 29004l-3177 2005" svg:viewBox="0 0 3178 2006">
          <text:p/>
        </draw:connector>
        <draw:connector draw:style-name="gr5" draw:text-style-name="P3" draw:layer="layout" draw:type="line" svg:x1="7.731cm" svg:y1="29.004cm" svg:x2="9.328cm" svg:y2="30.909cm" draw:start-shape="id7" draw:start-glue-point="2" draw:end-shape="id9" draw:end-glue-point="0" svg:d="M7731 29004l1597 1905" svg:viewBox="0 0 1598 1906">
          <text:p/>
        </draw:connector>
        <draw:custom-shape draw:style-name="gr3" draw:text-style-name="P2" xml:id="id10" draw:id="id10" draw:layer="layout" svg:width="1.397cm" svg:height="1.016cm" svg:x="5.699cm" svg:y="31.036cm">
          <text:p text:style-name="P2">or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7.731cm" svg:y1="29.004cm" svg:x2="6.397cm" svg:y2="31.036cm" draw:start-shape="id7" draw:start-glue-point="2" draw:end-shape="id10" draw:end-glue-point="0" svg:d="M7731 29004l-1334 2032" svg:viewBox="0 0 1335 2033">
          <text:p/>
        </draw:connector>
        <draw:custom-shape draw:style-name="gr1" draw:text-style-name="P1" draw:layer="layout" svg:width="4.953cm" svg:height="2.794cm" svg:x="3.413cm" svg:y="40.75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953cm" svg:height="2.794cm" svg:x="8.747cm" svg:y="40.75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11" draw:id="id11" draw:layer="layout" svg:width="2.794cm" svg:height="1.016cm" svg:x="7.096cm" svg:y="38.275cm">
          <text:p text:style-name="P2">lvs</text:p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1.397cm" svg:height="1.016cm" svg:x="4.618cm" svg:y="41.296cm">
          <text:p text:style-name="P2"><text:span text:style-name="T1">or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12" draw:id="id12" draw:layer="layout" svg:width="1.524cm" svg:height="1.016cm" svg:x="9.328cm" svg:y="41.196cm">
          <text:p text:style-name="P2">or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8.493cm" svg:y1="39.291cm" svg:x2="10.09cm" svg:y2="41.196cm" draw:start-shape="id11" draw:start-glue-point="2" draw:end-shape="id12" draw:end-glue-point="0" svg:d="M8493 39291l1597 1905" svg:viewBox="0 0 1598 1906">
          <text:p/>
        </draw:connector>
        <draw:custom-shape draw:style-name="gr3" draw:text-style-name="P2" xml:id="id13" draw:id="id13" draw:layer="layout" svg:width="1.397cm" svg:height="1.016cm" svg:x="6.461cm" svg:y="41.323cm">
          <text:p text:style-name="P2">or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8.493cm" svg:y1="39.291cm" svg:x2="7.159cm" svg:y2="41.323cm" draw:start-shape="id11" draw:start-glue-point="2" draw:end-shape="id13" draw:end-glue-point="0" svg:d="M8493 39291l-1334 2032" svg:viewBox="0 0 1335 2033">
          <text:p/>
        </draw:connector>
        <draw:custom-shape draw:style-name="gr1" draw:text-style-name="P1" draw:layer="layout" svg:width="4.953cm" svg:height="2.794cm" svg:x="2.397cm" svg:y="12.4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953cm" svg:height="2.794cm" svg:x="7.731cm" svg:y="12.4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14" draw:id="id14" draw:layer="layout" svg:width="2.794cm" svg:height="1.016cm" svg:x="6.08cm" svg:y="9.954cm">
          <text:p text:style-name="P2">lvs</text:p>
          <draw:enhanced-geometry svg:viewBox="0 0 21600 21600" draw:type="rectangle" draw:enhanced-path="M 0 0 L 21600 0 21600 21600 0 21600 0 0 Z N"/>
        </draw:custom-shape>
        <draw:custom-shape draw:style-name="gr3" draw:text-style-name="P2" xml:id="id15" draw:id="id15" draw:layer="layout" svg:width="1.397cm" svg:height="1.016cm" svg:x="3.602cm" svg:y="12.975cm">
          <text:p text:style-name="P2">or</text:p>
          <draw:enhanced-geometry svg:viewBox="0 0 21600 21600" draw:type="rectangle" draw:enhanced-path="M 0 0 L 21600 0 21600 21600 0 21600 0 0 Z N"/>
        </draw:custom-shape>
        <draw:custom-shape draw:style-name="gr4" draw:text-style-name="P2" xml:id="id16" draw:id="id16" draw:layer="layout" svg:width="1.524cm" svg:height="1.016cm" svg:x="8.312cm" svg:y="12.875cm">
          <text:p text:style-name="P2">or</text:p>
          <draw:enhanced-geometry svg:viewBox="0 0 21600 21600" draw:type="rectangle" draw:enhanced-path="M 0 0 L 21600 0 21600 21600 0 21600 0 0 Z N"/>
        </draw:custom-shape>
        <draw:connector draw:style-name="gr7" draw:text-style-name="P3" draw:layer="layout" draw:type="line" svg:x1="7.477cm" svg:y1="10.97cm" svg:x2="4.3cm" svg:y2="12.975cm" draw:start-shape="id14" draw:start-glue-point="2" draw:end-shape="id15" draw:end-glue-point="0" svg:d="M7477 10970l-3177 2005" svg:viewBox="0 0 3178 2006">
          <text:p/>
        </draw:connector>
        <draw:connector draw:style-name="gr5" draw:text-style-name="P3" draw:layer="layout" draw:type="line" svg:x1="7.477cm" svg:y1="10.97cm" svg:x2="9.074cm" svg:y2="12.875cm" draw:start-shape="id14" draw:start-glue-point="2" draw:end-shape="id16" draw:end-glue-point="0" svg:d="M7477 10970l1597 1905" svg:viewBox="0 0 1598 1906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.012cm" fo:page-height="59.41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4-29T10:08:52.039976695</meta:creation-date>
    <dc:date>2020-05-07T13:57:14.724625555</dc:date>
    <meta:editing-duration>PT20H38M8S</meta:editing-duration>
    <meta:editing-cycles>6</meta:editing-cycles>
    <meta:generator>LibreOffice/6.0.7.3$Linux_X86_64 LibreOffice_project/00m0$Build-3</meta:generator>
    <meta:document-statistic meta:object-count="39"/>
  </office:meta>
</office:document-meta>
</file>